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Arial1" fo:font-size="18pt" fo:letter-spacing="normal" fo:font-style="normal" fo:font-weight="normal" style:font-size-asian="18pt" style:font-size-complex="18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8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8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ft</text:p>
      <text:p text:style-name="P3"/>
      <text:p text:style-name="P2">20 July 2025</text:p>
      <text:p text:style-name="P3"/>
      <text:p text:style-name="P2">Had my new ebike stolen on Sunday 13 July 2025 ….from outside a “prayer-meeting”......!!!!! I am now seven days away from the event. There is no insurance payout. I told them the ebike was not connected to a permanent object, hence the insurance terms were not met.</text:p>
      <text:p text:style-name="P2">This was security breach on my part. I ought not to have gone to Stockport in the first place! I was scheduled to finish cleaning my flat. I should have politely refused, I was otherwise engaged. In other words NO THANK YOU.</text:p>
      <text:p text:style-name="P2">So I am still dealing with the emotional aftermath of the no small loss. I am still gutted. Gaining sympathy from others doesnt seem to really heal. This is a wound, wounds take time to heal and recover from.</text:p>
      <text:p text:style-name="P2"/>
      <text:p text:style-name="P2">Monday 21 July 2025</text:p>
      <text:p text:style-name="P2"/>
      <text:p text:style-name="P2">so I am still without motorized transport</text:p>
      <text:p text:style-name="P2"/>
      <text:p text:style-name="P2">31 July 2025</text:p>
      <text:p text:style-name="P2"/>
      <text:p text:style-name="P2">ok praise the Lord given some money from Evergreens and from Geraldine. Ordered the bike on 27 July 2025 and got it on the 29 July 2025</text:p>
      <text:p text:style-name="P2"/>
      <text:p text:style-name="P2">So the bike has <text:s/>been up and running for two days. </text:p>
      <text:p text:style-name="P2"/>
      <text:p text:style-name="P2">Keswick 12/7/25 to 1/8/25</text:p>
      <text:p text:style-name="P2"/>
      <text:p text:style-name="P2">New Wine 30/7/25 to 4/8/25</text:p>
      <text:p text:style-name="P2"/>
      <text:p text:style-name="P2"><text:soft-page-break/>So its £70 for <text:s/>online access to New Wine. And its free for keswick. And due to the confusion caused by the bike theft I missed most of keswick and some of New Wine....but New Wine costs money. Hence I am now putting New Wine and Keswick on the web site. </text:p>
      <text:p text:style-name="P2"/>
      <text:p text:style-name="P2"/>
      <text:p text:style-name="P2"/>
      <text:p text:style-name="P2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20T10:36:44.73</meta:creation-date>
    <dc:date>2025-07-31T12:03:55.05</dc:date>
    <meta:editing-duration>PT13H41M9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14" meta:word-count="244" meta:character-count="1279"/>
  </office:meta>
</office:document-meta>
</file>